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8">
      <style:paragraph-properties fo:margin-top="0cm" fo:margin-bottom="0cm" loext:contextual-spacing="false"/>
    </style:style>
    <style:style style:name="P15" style:family="paragraph" style:parent-style-name="Text_20_body">
      <style:paragraph-properties fo:margin-left="1cm" fo:margin-right="1cm" fo:text-indent="0cm" style:auto-text-indent="false"/>
    </style:style>
    <style:style style:name="fr1" style:family="graphic" style:parent-style-name="OLE">
      <style:graphic-properties fo:margin-left="0cm" fo:margin-right="0cm" fo:margin-top="0cm" fo:margin-bottom="0cm" style:vertical-pos="top" style:vertical-rel="baseline" fo:padding="0cm" fo:border="none" draw:ole-draw-aspect="1" draw:frame-display-border="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f770"/>Authentication Token for Lumen with php-jwt</text:h>
      <text:p text:style-name="P10"/>
      <text:p text:style-name="Text_20_body"><text:s/><text:a xlink:type="simple" xlink:href="https://unsplash.com/@musicfox?utm_source=medium&amp;utm_medium=referral" office:target-frame-name="_blank" xlink:show="new" text:style-name="Internet_20_link" text:visited-style-name="Visited_20_Internet_20_Link">Mack Fox (MusicFox)</text:a> on <text:a xlink:type="simple" xlink:href="https://unsplash.com/?utm_source=medium&amp;utm_medium=referral" office:target-frame-name="_blank" xlink:show="new" text:style-name="Internet_20_link" text:visited-style-name="Visited_20_Internet_20_Link">Unsplash</text:a></text:p>
      <text:p text:style-name="Text_20_body"><text:bookmark text:name="529d"/>Membuat sebuah token pada lumen sangat penting terlebih jika Anda mulai bermain di Restful API. JWT (Json Web Token) adalah sebuah metode yang digunakan untuk mengamankan kumpulan informasi yang dibungkus dalam sebuah parameter url yang terdiri dari header, payload, dan signature. Sederhananya, JWT dapat digunakan sebagai security untuk mengamankan Restful API Anda. Penjelasan tentang JWT, akan saya buat dalam artikel tersendiri. Sekarang langsung saja kita praktekan cara membuat Authentication Token untuk lumen dengan php-jwt.</text:p>
      <text:p text:style-name="Text_20_body"><text:bookmark text:name="918e"/>Sebelum saya mulai, saya asumsikan Anda sudah mempersiapkan hal berikut :</text:p>
      <text:list xml:id="list2469740008" text:style-name="L1">
        <text:list-item>
          <text:p text:style-name="P11"><text:bookmark text:name="0971"/>Menginstall Composser</text:p>
        </text:list-item>
        <text:list-item>
          <text:p text:style-name="P2"><text:bookmark text:name="3460"/>Menginstall Lumen</text:p>
        </text:list-item>
      </text:list>
      <text:p text:style-name="Text_20_body"><text:bookmark text:name="22ee"/>Sedangkan hal — hal yang akan kita lakukan dalam artikel ini diantaranya :</text:p>
      <text:list xml:id="list2363773129" text:style-name="L2">
        <text:list-item>
          <text:p text:style-name="P12"><text:bookmark text:name="df7a"/>Membuat database migrasi untuk user</text:p>
        </text:list-item>
        <text:list-item>
          <text:p text:style-name="P12"><text:bookmark text:name="4ca3"/>Membuat database model factory</text:p>
        </text:list-item>
        <text:list-item>
          <text:p text:style-name="P12"><text:bookmark text:name="1fba"/>Membuat database seeder untuk user</text:p>
        </text:list-item>
        <text:list-item>
          <text:p text:style-name="P12"><text:bookmark text:name="a13c"/>Setting bootstrap/app.php</text:p>
        </text:list-item>
        <text:list-item>
          <text:p text:style-name="P12"><text:bookmark text:name="b730"/>Menginstall php-jwt token</text:p>
        </text:list-item>
        <text:list-item>
          <text:p text:style-name="P12"><text:bookmark text:name="7dc6"/>Generate Token via Login di Route</text:p>
        </text:list-item>
        <text:list-item>
          <text:p text:style-name="P12"><text:bookmark text:name="90b3"/>Konfigurasi Proteksi Route dengan jwt</text:p>
        </text:list-item>
        <text:list-item>
          <text:p text:style-name="P3"><text:bookmark text:name="0be7"/>Testing API</text:p>
        </text:list-item>
      </text:list>
      <text:h text:style-name="Heading_20_1" text:outline-level="1"><text:bookmark text:name="34d8"/>#1 Membuat Database Migrasi untuk User</text:h>
      <text:p text:style-name="Text_20_body"><text:bookmark text:name="0a2f"/>Pertama yang kita lakukan adalah membuat <text:span text:style-name="Emphasis">migration database </text:span>untuk table user. Caranya mudah masuk ke terminal kemudian ketik seperti berikut :</text:p>
      <text:p text:style-name="P1"><text:bookmark text:name="0c58"/>php artisan make:migration create_users_table</text:p>
      <text:p text:style-name="Text_20_body"><text:bookmark text:name="c39a"/>Dengan perintah tersebut maka kita akan membuat file baru di folder <text:span text:style-name="Strong_20_Emphasis"><text:span text:style-name="Emphasis">database/migration/tgl_user_table. </text:span></text:span>Selanjutnya edit seperti berikut :</text:p>
      <text:p text:style-name="Text_20_body"><text:soft-page-break/><draw:frame draw:style-name="fr1" draw:name="Object1" text:anchor-type="as-char" svg:width="17.992cm" svg:height="6.8cm" draw:z-index="0"><draw:floating-frame xlink:href="https://chalidade.medium.com/media/20f9688564e0d5f849ff8ba373dd6361" xlink:type="simple" xlink:show="embed" xlink:actuate="onLoad"/></draw:frame></text:p>
      <text:p text:style-name="Text_20_body"><text:bookmark text:name="db00"/>Fungsi diatas digunakan untuk membuat sebuah table user dengan kolom id, name, email, dan password. Sebelum kita lakukan migration, kita lanjut ke step selanjutnya terlebih dahulu.</text:p>
      <text:h text:style-name="Heading_20_1" text:outline-level="1"><text:bookmark text:name="87e8"/><text:span text:style-name="Strong_20_Emphasis">#2 Konfigurasi Database Model Factory</text:span></text:h>
      <text:p text:style-name="Text_20_body"><text:bookmark text:name="0923"/>Langkah selanjutnya adalah kita buat model factory yang nantinya kita gunakan untuk membuat sebuah <text:span text:style-name="Emphasis">seeder </text:span>yang berfungsi sebagai seed atau data dummy agar kita tidak kebingungan bolak — balik mengisi atau membuat data dummy.</text:p>
      <text:p text:style-name="Text_20_body"><text:bookmark text:name="309b"/>Buka file Model Factory<text:span text:style-name="Strong_20_Emphasis"><text:span text:style-name="Emphasis"> </text:span></text:span>pada folder <text:span text:style-name="Strong_20_Emphasis"><text:span text:style-name="Emphasis">database/factories/ModelFactory.php. </text:span></text:span>lalu lakukan sedikit penambahan baris koding seperti berikut :</text:p>
      <text:p text:style-name="Text_20_body"><text:soft-page-break/><draw:frame draw:style-name="fr1" draw:name="Object2" text:anchor-type="as-char" svg:width="17.992cm" svg:height="12.621cm" draw:z-index="1"><draw:floating-frame xlink:href="https://chalidade.medium.com/media/43abf6522603cb4e501d05b49bca3b55" xlink:type="simple" xlink:show="embed" xlink:actuate="onLoad"/></draw:frame></text:p>
      <text:p text:style-name="Text_20_body"><text:bookmark text:name="6cc7"/>Pengaturan tersebut artinya kita memiliki sebuah pengaturan yang nanti akan digunakan untuk membuat seeder dengan memanfaatkan fungsi <text:span text:style-name="Strong_20_Emphasis"><text:span text:style-name="Emphasis">faker/generator. </text:span></text:span>fungsi inilah yang nanti berperan dalam generate sebuah data dummy.</text:p>
      <text:h text:style-name="Heading_20_1" text:outline-level="1"><text:bookmark text:name="d5a2"/><text:span text:style-name="Strong_20_Emphasis">#3 Membuat Database Seeder untuk User</text:span></text:h>
      <text:p text:style-name="Text_20_body"><text:bookmark text:name="7905"/>Setelah kita desain database factory-nya. Sekarang saatnnya membuat seeder dengan mengetikkan perintah berikut pada terminal :</text:p>
      <text:p text:style-name="P1"><text:bookmark text:name="8253"/>php artisan make:seed UsersTableSeeder</text:p>
      <text:p text:style-name="Text_20_body"><text:bookmark text:name="a5c0"/>Perintah tersebut secara otomatis akan <text:span text:style-name="Emphasis">men-generate </text:span>sebuah file pada <text:span text:style-name="Strong_20_Emphasis">database/seed/ </text:span>dengan nama <text:span text:style-name="Strong_20_Emphasis"><text:span text:style-name="Emphasis">UserTableSeeder.php. </text:span></text:span>Tambahkan satu baris coding seperti berikut :</text:p>
      <text:p text:style-name="Text_20_body"><text:soft-page-break/><draw:frame draw:style-name="fr1" draw:name="Object3" text:anchor-type="as-char" svg:width="17.992cm" svg:height="10.292cm" draw:z-index="2"><draw:floating-frame xlink:href="https://chalidade.medium.com/media/c722c89ffb0717ed1322e946cd9011ad" xlink:type="simple" xlink:show="embed" xlink:actuate="onLoad"/></draw:frame></text:p>
      <text:p text:style-name="Text_20_body"><text:bookmark text:name="6202"/>Dalam perintah tersebut, artinya kita akan <text:span text:style-name="Emphasis">men-generate </text:span>100 data dummy pada table user. Bayangkan betapa mudahnya membuat data dummy di lumen / laravel.</text:p>
      <text:p text:style-name="Text_20_body"><text:bookmark text:name="9891"/>Jangan lupa untuk mengenalkan<text:span text:style-name="Strong_20_Emphasis"> UserTableSeeder </text:span>ke <text:span text:style-name="Strong_20_Emphasis">DatabaseSeeder.php </text:span>terlebih dahulu karena file yang dipanggil nanti adalah file tersebut. Lakukan penambahan konfigurasi seperti berikut :</text:p>
      <text:p text:style-name="Text_20_body"><draw:frame draw:style-name="fr1" draw:name="Object4" text:anchor-type="as-char" svg:width="17.992cm" svg:height="12.039cm" draw:z-index="3"><draw:floating-frame xlink:href="https://chalidade.medium.com/media/c2da299c38d782d0be245518bd69d467" xlink:type="simple" xlink:show="embed" xlink:actuate="onLoad"/></draw:frame></text:p>
      <text:h text:style-name="Heading_20_1" text:outline-level="1"><text:bookmark text:name="ad23"/><text:soft-page-break/><text:span text:style-name="Strong_20_Emphasis">#4 Setting bootstrap/app.php</text:span></text:h>
      <text:p text:style-name="Text_20_body"><text:bookmark text:name="9084"/>Eits, jangan buru — buru sebelum kita mulai migrasi. Ubah dulu konfigurasi <text:span text:style-name="Strong_20_Emphasis"><text:span text:style-name="Emphasis">boostrap/app.php </text:span></text:span>sesuai pengaturan berikut :</text:p>
      <text:p text:style-name="Text_20_body"><text:soft-page-break/><draw:frame draw:style-name="fr1" draw:name="Object5" text:anchor-type="as-char" svg:width="17.992cm" svg:height="60.351cm" draw:z-index="4"><draw:floating-frame xlink:href="https://chalidade.medium.com/media/a1586e2f982b40ce64de2afaa2ff7d06" xlink:type="simple" xlink:show="embed" xlink:actuate="onLoad"/></draw:frame></text:p>
      <text:p text:style-name="Text_20_body"><text:bookmark text:name="0d5b"/><text:soft-page-break/>Periksa dan tambahkan jika belum ada, uncomment beberapa perintah. Pastikan sesuai dengan baris kode diatas. Jika sudah baru kita lakukan migrasi dan generate seeder dengan perintah berikut :</text:p>
      <text:p text:style-name="Preformatted_20_Text"><text:bookmark text:name="9618"/>php artisan migrate</text:p>
      <text:p text:style-name="P1">php artisan db:seed</text:p>
      <text:p text:style-name="Text_20_body"><text:bookmark text:name="0795"/>Dengan perintah tersebut, Maka anda sudah melakukan migrasi ke database yang artinya anda membuat sebuah table user dengan dummy data sebanyak 100. Isi table user anda kurang lebih akan seperti tampilan berikut :</text:p>
      <text:h text:style-name="Heading_20_1" text:outline-level="1"><text:bookmark text:name="e01d"/><text:span text:style-name="Strong_20_Emphasis">#5 Menginstall php-jwt token</text:span></text:h>
      <text:p text:style-name="Text_20_body"><text:bookmark text:name="9c67"/>Setelah tidak ada masalah, maka selanjutnya kita lakukan penambahan library baru php-jwt pada composer kita dengan perintah berikut :</text:p>
      <text:p text:style-name="P1"><text:bookmark text:name="1d24"/>composer require firebase/php-jwt</text:p>
      <text:p text:style-name="Text_20_body"><text:bookmark text:name="e2aa"/>Tunggu proses updating composer hingga selesai. Seharusnya sampai disini tidak ada masalah yang berarti.</text:p>
      <text:h text:style-name="Heading_20_1" text:outline-level="1"><text:bookmark text:name="fc63"/><text:span text:style-name="Strong_20_Emphasis">#6 Generate Token via Login di Route</text:span></text:h>
      <text:p text:style-name="Text_20_body"><text:bookmark text:name="28c1"/>Selajutnya kita akan buat sebuah route untuk <text:span text:style-name="Emphasis">mengenerate </text:span>token ketika user melakukan login. Kita tambahkan pengaturan pada <text:span text:style-name="Strong_20_Emphasis"><text:span text:style-name="Emphasis">routes/web.php </text:span></text:span>seperti berikut :</text:p>
      <text:p text:style-name="Preformatted_20_Text"><text:bookmark text:name="1696"/><text:span text:style-name="Emphasis">$router</text:span>-&gt;post(</text:p>
      <text:p text:style-name="Preformatted_20_Text"><text:s text:c="4"/>'auth/login', </text:p>
      <text:p text:style-name="Preformatted_20_Text"><text:s text:c="4"/>[</text:p>
      <text:p text:style-name="Preformatted_20_Text"><text:s text:c="7"/>'uses' =&gt; 'AuthController@authenticate'</text:p>
      <text:p text:style-name="Preformatted_20_Text"><text:s text:c="4"/>]</text:p>
      <text:p text:style-name="P1">);</text:p>
      <text:p text:style-name="Text_20_body"><text:bookmark text:name="e47f"/>Kemudian kita buat sebuah controller baru sebagai Authentikasi. Masuk ke dalam folder <text:span text:style-name="Strong_20_Emphasis"><text:span text:style-name="Emphasis">app/Http/Controllers. </text:span></text:span>kemudian buat file baru dengan nama <text:span text:style-name="Strong_20_Emphasis"><text:span text:style-name="Emphasis">AuthController.php </text:span></text:span>dan isi file dengan codingan seperti berikut :</text:p>
      <text:p text:style-name="Text_20_body"><text:soft-page-break/><draw:frame draw:style-name="fr1" draw:name="Object6" text:anchor-type="as-char" svg:width="17.992cm" svg:height="46.778cm" draw:z-index="5"><draw:floating-frame xlink:href="https://chalidade.medium.com/media/f4f7d919f2315871a25653ff980f0e00" xlink:type="simple" xlink:show="embed" xlink:actuate="onLoad"/></draw:frame></text:p>
      <text:p text:style-name="Text_20_body"><text:bookmark text:name="0412"/><text:soft-page-break/>Jika sudah, buka terminal kemudian jalankan web lumen anda dengan perintah berikut :</text:p>
      <text:p text:style-name="P1"><text:bookmark text:name="95d4"/>php -S localhost:8080 -t public</text:p>
      <text:p text:style-name="Text_20_body"><text:bookmark text:name="60bd"/>Jika berhasil, maka akan muncul tulisan</text:p>
      <text:p text:style-name="P15"><text:bookmark text:name="78f9"/>Lumen (5.6.4) (Laravel Components 5.6.*)</text:p>
      <text:p text:style-name="Text_20_body"><text:bookmark text:name="fb05"/>Jika anda menggunakan lumen versi 5.6.4. lanjutkan dengan testing dengan membuka postman. lalu memasukan url</text:p>
      <text:p text:style-name="P15"><text:bookmark text:name="bd24"/><text:a xlink:type="simple" xlink:href="http://localhost:8080/auth/login" office:target-frame-name="_blank" xlink:show="new" text:style-name="Internet_20_link" text:visited-style-name="Visited_20_Internet_20_Link">http://localhost:8080/auth/login</text:a></text:p>
      <text:p text:style-name="Text_20_body"><text:bookmark text:name="b914"/>jangan lupa untuk mengisikan email dan password sesuai pada data di database agar mendapatkan token.</text:p>
      <text:h text:style-name="Heading_20_1" text:outline-level="1"><text:bookmark text:name="695e"/><text:span text:style-name="Strong_20_Emphasis">#7 Konfigurasi Proteksi Route dengan jwt</text:span></text:h>
      <text:p text:style-name="Text_20_body"><text:bookmark text:name="6022"/>Selanjutnya, mari kita buat proteksi <text:span text:style-name="Strong_20_Emphasis"><text:span text:style-name="Emphasis">middleware jwt auth. </text:span></text:span>Caranya masuk ke folder <text:span text:style-name="Strong_20_Emphasis">app/Http/Middleware </text:span>kemudian buat file baru dengan nama <text:span text:style-name="Strong_20_Emphasis"><text:span text:style-name="Emphasis">JwtMiddleware.php</text:span></text:span>. Isi dengan codingan seperti berikut :</text:p>
      <text:p text:style-name="Text_20_body"><text:soft-page-break/><draw:frame draw:style-name="fr1" draw:name="Object7" text:anchor-type="as-char" svg:width="17.992cm" svg:height="22.331cm" draw:z-index="6"><draw:floating-frame xlink:href="https://chalidade.medium.com/media/16702151f87940b48e12ef77c12fa39f" xlink:type="simple" xlink:show="embed" xlink:actuate="onLoad"/></draw:frame></text:p>
      <text:p text:style-name="Text_20_body"><text:bookmark text:name="978f"/>Jika sudah kembali lagi ke update file <text:span text:style-name="Strong_20_Emphasis"><text:span text:style-name="Emphasis">boostrap/app.php </text:span></text:span>kemudian kita registerkan <text:span text:style-name="Strong_20_Emphasis"><text:span text:style-name="Emphasis">jwt.auth </text:span></text:span>seperti berikut :</text:p>
      <text:p text:style-name="Preformatted_20_Text"><text:bookmark text:name="0c60"/>$app-&gt;routeMiddleware([</text:p>
      <text:p text:style-name="Preformatted_20_Text"><text:s text:c="4"/>'jwt.auth' =&gt; App\Http\Middleware\JwtMiddleware::class,</text:p>
      <text:p text:style-name="P1">]);</text:p>
      <text:p text:style-name="Text_20_body"><text:bookmark text:name="e513"/><text:soft-page-break/>Selanjutnya balik ke file route, dan kita buat proteksi dengan cara seperti berikut :</text:p>
      <text:p text:style-name="Preformatted_20_Text"><text:bookmark text:name="688b"/>$router-&gt;group(</text:p>
      <text:p text:style-name="Preformatted_20_Text"><text:s text:c="4"/>['middleware' =&gt; 'jwt.auth'], </text:p>
      <text:p text:style-name="Preformatted_20_Text"><text:s text:c="4"/>function() use ($router) {</text:p>
      <text:p text:style-name="Preformatted_20_Text"><text:s text:c="8"/>$router-&gt;get('users', function() {</text:p>
      <text:p text:style-name="Preformatted_20_Text"><text:s text:c="12"/>$users = \App\User::all();</text:p>
      <text:p text:style-name="Preformatted_20_Text"><text:s text:c="12"/>return response()-&gt;json($users);</text:p>
      <text:p text:style-name="Preformatted_20_Text"><text:s text:c="8"/>});</text:p>
      <text:p text:style-name="Preformatted_20_Text"><text:s text:c="4"/>}</text:p>
      <text:p text:style-name="P1">);</text:p>
      <text:p text:style-name="Text_20_body"><text:bookmark text:name="b429"/>Pengaturan diatas tentu dapat kalian custom sesuai dengan keinginan. Anda juga dapat melemparkan response ke controller.</text:p>
      <text:h text:style-name="Heading_20_1" text:outline-level="1"><text:bookmark text:name="dd76"/><text:span text:style-name="Strong_20_Emphasis">#8 Testing API</text:span></text:h>
      <text:p text:style-name="Text_20_body"><text:bookmark text:name="cf2b"/>Selanjutnya lakukan percobaan pada postman dan inputkan url</text:p>
      <text:p text:style-name="P15"><text:bookmark text:name="76b8"/><text:a xlink:type="simple" xlink:href="http://localhost:8080/users" office:target-frame-name="_blank" xlink:show="new" text:style-name="Internet_20_link" text:visited-style-name="Visited_20_Internet_20_Link">http://localhost:8080/users</text:a></text:p>
      <text:p text:style-name="Text_20_body"><text:bookmark text:name="9d82"/>Jika anda belum memasukkan token maka akan muncul pesan kesalahan</text:p>
      <text:p text:style-name="P15"><text:bookmark text:name="14cd"/><text:span text:style-name="Strong_20_Emphasis">Token Not Provided</text:span></text:p>
      <text:p text:style-name="Text_20_body"><text:bookmark text:name="4c34"/>Jika anda masukkan token yang didapat dari login, maka akan muncul seluruh data user yang ada dalam database anda dalam format json.</text:p>
      <text:p text:style-name="Text_20_body"><text:bookmark text:name="7f4d"/>Jika sudah demikian artinya proses pembuatan token sudah berhasil. Dibawah saya lampirkan juga kesalahan — kesalahan yang mungkin terjadi selama proses pembuatan. Jika anda memiliki masalah yang berbeda silahkan lemparkan komentar dan mari kita selesaikan bersama.</text:p>
      <text:h text:style-name="Heading_20_1" text:outline-level="1"><text:bookmark text:name="dfda"/>ERROR REPORTING</text:h>
      <text:p text:style-name="Text_20_body"><text:bookmark text:name="f1e1"/>Berikut adalah kumpulan error atau kesalahan yang terjadi selama proses pembuatan yang dapat anda gunakan sebagai referensi. Jika ada error baru silahkan anda berkomentar dan mari kita cari bersama.</text:p>
      <text:p text:style-name="Text_20_body"><text:bookmark text:name="c264"/><text:span text:style-name="Strong_20_Emphasis">#1 In DatabaseSeeder.php — Class ‘User’ not found</text:span></text:p>
      <text:list xml:id="list503671383" text:style-name="L3">
        <text:list-item>
          <text:p text:style-name="P4"><text:bookmark text:name="93e9"/>Pesan kesalahan ini terjadi dikarenakan model yang anda gunakan tidak tersedia. Pastikan anda tidak typo dalam menuliskan model. Misal,</text:p>
        </text:list-item>
      </text:list>
      <text:p text:style-name="Preformatted_20_Text"><text:bookmark text:name="c1f7"/><text:span text:style-name="Strong_20_Emphasis">use App\User;</text:span><text:bookmark text:name="9a7f"/>public function run()</text:p>
      <text:p text:style-name="Preformatted_20_Text"><text:s text:c="4"/>{</text:p>
      <text:p text:style-name="Preformatted_20_Text"><text:s text:c="8"/>// $this-&gt;call('UsersTableSeeder');</text:p>
      <text:p text:style-name="Preformatted_20_Text"><text:s text:c="8"/>User::unguard();</text:p>
      <text:p text:style-name="Preformatted_20_Text"><text:s text:c="8"/>$this-&gt;call(UsersTableSeeder::class);</text:p>
      <text:p text:style-name="Preformatted_20_Text"><text:s text:c="8"/>User::reguard();</text:p>
      <text:p text:style-name="P1"><text:s text:c="4"/>}</text:p>
      <text:list xml:id="list207662597" text:style-name="L4">
        <text:list-item>
          <text:p text:style-name="P5"><text:bookmark text:name="81fc"/>Artinya model yang saya gunakan adalah <text:span text:style-name="Strong_20_Emphasis">User</text:span>. pastikan juga anda sudah mengimportkan model User dengan perintah “use App\User “</text:p>
        </text:list-item>
      </text:list>
      <text:p text:style-name="Text_20_body"><text:bookmark text:name="8a60"/><text:span text:style-name="Strong_20_Emphasis">#2 Agrument 2 passed to Tymon\JWTAuth\JWTGuard::__contruct() must …</text:span></text:p>
      <text:list xml:id="list3908866131" text:style-name="L5">
        <text:list-item>
          <text:p text:style-name="P13"><text:bookmark text:name="4e0f"/><text:soft-page-break/>Pesan kesalahan ini muncul ketika Anda menggunakan postman dan mencoba menampilkan data yang telah diproteksi. Kesalahan ini terjadi dikarenakan ada masalah konfigurasi yang perlu ditambahkan yaitu pada <text:span text:style-name="Strong_20_Emphasis"><text:span text:style-name="Emphasis">vendor\laravel\lumen-framework\config\auth.php.</text:span></text:span></text:p>
        </text:list-item>
        <text:list-item>
          <text:p text:style-name="P6"><text:bookmark text:name="193c"/>Buka file tersebut kemudian tambahkan konfigurasi seperti berikut :</text:p>
        </text:list-item>
      </text:list>
      <text:p text:style-name="Preformatted_20_Text"><text:bookmark text:name="e0c9"/>'providers' =&gt; [</text:p>
      <text:p text:style-name="Preformatted_20_Text"><text:s text:c="6"/>'users' =&gt; [</text:p>
      <text:p text:style-name="Preformatted_20_Text"><text:s text:c="9"/>'driver' =&gt; 'eloquent',</text:p>
      <text:p text:style-name="Preformatted_20_Text"><text:s text:c="9"/>'model' <text:s/>=&gt; <text:s/>App\User::class,</text:p>
      <text:p text:style-name="Preformatted_20_Text"><text:s text:c="5"/>]</text:p>
      <text:p text:style-name="P1"><text:s text:c="4"/>],</text:p>
      <text:list xml:id="list3461110231" text:style-name="L6">
        <text:list-item>
          <text:p text:style-name="P7"><text:bookmark text:name="4b75"/>Biasanya pesan kesalahan itu diikuti oleh masalah lain seperti pada nomor 3.</text:p>
        </text:list-item>
      </text:list>
      <text:p text:style-name="Text_20_body"><text:bookmark text:name="9555"/><text:span text:style-name="Strong_20_Emphasis">#3 Method Illminate\Auth\REquestGuard::onceUsingId does not exist</text:span></text:p>
      <text:list xml:id="list1039557462" text:style-name="L7">
        <text:list-item>
          <text:p text:style-name="P8"><text:bookmark text:name="340f"/>Pesan kesalahan ini terjadi dikarenakan kita belum mengenalkan otentikasi jwt pada file <text:span text:style-name="Strong_20_Emphasis"><text:span text:style-name="Emphasis">auth.php </text:span></text:span>di folder <text:span text:style-name="Strong_20_Emphasis"><text:span text:style-name="Emphasis">vendor\laravel\lumen-framework\config\auth.php. </text:span></text:span>kesalahan ini dapat diatas dengan konfigurasi file seperti berikut :</text:p>
        </text:list-item>
      </text:list>
      <text:p text:style-name="Text_20_body"><text:soft-page-break/><draw:frame draw:style-name="fr1" draw:name="Object8" text:anchor-type="as-char" svg:width="17.992cm" svg:height="55.113cm" draw:z-index="7"><draw:floating-frame xlink:href="https://chalidade.medium.com/media/07a733d9c8d1bd52d3cdbe6e31f5fffb" xlink:type="simple" xlink:show="embed" xlink:actuate="onLoad"/></draw:frame></text:p>
      <text:p text:style-name="Text_20_body"><text:bookmark text:name="0f46"/><text:soft-page-break/>Referensi :</text:p>
      <text:list xml:id="list3396469870" text:style-name="L8">
        <text:list-item>
          <text:p text:style-name="P14"><text:bookmark text:name="e70c"/><text:a xlink:type="simple" xlink:href="https://jwt-auth.readthedocs.io/en/develop/lumen-installation/" office:target-frame-name="_blank" xlink:show="new" text:style-name="Internet_20_link" text:visited-style-name="Visited_20_Internet_20_Link">https://jwt-auth.readthedocs.io/en/develop/lumen-installation/</text:a></text:p>
        </text:list-item>
        <text:list-item>
          <text:p text:style-name="P14"><text:bookmark text:name="29d3"/><text:a xlink:type="simple" xlink:href="https://github.com/tymondesigns/jwt-auth/issues/205" office:target-frame-name="_blank" xlink:show="new" text:style-name="Internet_20_link" text:visited-style-name="Visited_20_Internet_20_Link">https://github.com/tymondesigns/jwt-auth/issues/205</text:a></text:p>
        </text:list-item>
        <text:list-item>
          <text:p text:style-name="P14"><text:bookmark text:name="8b60"/><text:a xlink:type="simple" xlink:href="https://github.com/tymondesigns/jwt-auth/issues/1498" office:target-frame-name="_blank" xlink:show="new" text:style-name="Internet_20_link" text:visited-style-name="Visited_20_Internet_20_Link">https://github.com/tymondesigns/jwt-auth/issues/1498</text:a></text:p>
        </text:list-item>
        <text:list-item>
          <text:p text:style-name="P9"><text:bookmark text:name="1a49"/><text:a xlink:type="simple" xlink:href="https://medium.com/@amrilsyaifa_21001/jwt-authentication-for-lumen-5-6-e630d9f67b90" text:style-name="Internet_20_link" text:visited-style-name="Visited_20_Internet_20_Link">https://medium.com/@amrilsyaifa_21001/jwt-authentication-for-lumen-5-6-e630d9f67b90</text:a></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6T18:33:44.083298362</meta:creation-date>
    <dc:date>2023-03-26T18:34:58.842351238</dc:date>
    <meta:editing-duration>PT1M15S</meta:editing-duration>
    <meta:editing-cycles>1</meta:editing-cycles>
    <meta:document-statistic meta:table-count="0" meta:image-count="0" meta:object-count="8" meta:page-count="14" meta:paragraph-count="117" meta:word-count="1041" meta:character-count="7979" meta:non-whitespace-character-count="6909"/>
    <meta:generator>LibreOffice/6.4.7.2$Linux_X86_64 LibreOffice_project/40$Build-2</meta:generator>
  </office:meta>
</office:document-meta>
</file>